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 style:list-style-name="L1"/>
    <style:style style:name="P3" style:family="paragraph" style:parent-style-name="Standard" style:list-style-name="L2"/>
    <style:style style:name="P4" style:family="paragraph" style:parent-style-name="Standard" style:list-style-name="L3"/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1ère réunion</text:span> avec notre tuteur: 7 octobre 2015, 15h</text:p>
      <text:p text:style-name="Standard"/>
      <text:p text:style-name="Standard"/>
      <text:p text:style-name="Standard"><text:span text:style-name="T1">Ordre du Jour</text:span>: Explication sur les produits à rendre, les dates etc...</text:p>
      <text:p text:style-name="Standard">On aura 2 soutenances, en fin S3 et fin S4.</text:p>
      <text:p text:style-name="Standard"/>
      <text:p text:style-name="Standard"><text:span text:style-name="T1">11 janvier S3 :</text:span> soutenance à mi parcours(présenter le cahier des charges initial, ainsi que notre avancée dans le projet, quelques difficultés rencontrées)</text:p>
      <text:p text:style-name="Standard"/>
      <text:p text:style-name="Standard"><text:span text:style-name="T1">En S4:</text:span> projet terminé</text:p>
      <text:p text:style-name="Standard">Rapport + soutenance</text:p>
      <text:p text:style-name="P1">3 rapports à présenter :</text:p>
      <text:p text:style-name="Standard"><text:span text:style-name="T1"><text:tab/></text:span>-<text:span text:style-name="T2">un rapport général :</text:span> présenter le projet, son intérêt, le vendre ou pas</text:p>
      <text:p text:style-name="Standard"><text:tab/>-<text:span text:style-name="T2">rapport technique </text:span>: méthodes utilisées, algorithme, fonctions, bibliothèques.( Faire comme si on laissait la suite du travaille à d'autres personnes)</text:p>
      <text:p text:style-name="Standard"><text:tab/>-<text:span text:style-name="T2">rapport utilisateur:</text:span> notice, tutoriel</text:p>
      <text:p text:style-name="Standard"/>
      <text:p text:style-name="Standard">Explication du projet au tuteur, explications de la difficulté, des trames et des choix qu'on a fait(langage..)</text:p>
      <text:p text:style-name="Standard"/>
      <text:p text:style-name="Standard"/>
      <text:p text:style-name="Standard">Pour la prochaine fois, identifier les points clés du projet(base de données, interface graphique,interactions)+ emmener le jeu papier+ Python.</text:p>
      <text:p text:style-name="Standard"/>
      <text:p text:style-name="Standard"/>
      <text:p text:style-name="Standard">16/10/2015 :</text:p>
      <text:p text:style-name="Standard"><text:tab/>Rémi absent, on élit à l'unanimité Lucas comme chef de projet.</text:p>
      <text:p text:style-name="Standard"><text:tab/><text:span text:style-name="T3">Ordre du Jour </text:span>: Cahier des Charges</text:p>
      <text:p text:style-name="Standard"><text:tab/>MCD et MLD tout fait.</text:p>
      <text:p text:style-name="Standard"><text:tab/></text:p>
      <text:p text:style-name="Standard"><text:tab/>Serveur : </text:p>
      <text:list xml:id="list3959380718786848017" text:style-name="L2">
        <text:list-item>
          <text:p text:style-name="P3">Utilise des verrous</text:p>
        </text:list-item>
      </text:list>
      <text:list xml:id="list6730730405319322414" text:style-name="L1">
        <text:list-item>
          <text:list>
            <text:list-item>
              <text:list>
                <text:list-item>
                  <text:p text:style-name="P2">Image mémoire de la base de donnée à charger dans la RAM du serveur</text:p>
                </text:list-item>
                <text:list-item>
                  <text:p text:style-name="P2">Gérer les treads (clients)</text:p>
                </text:list-item>
                <text:list-item>
                  <text:p text:style-name="P2">Découper les paquets qu'envoie le serveur en fonction de leur taille<text:tab/></text:p>
                </text:list-item>
              </text:list>
            </text:list-item>
          </text:list>
        </text:list-item>
      </text:list>
      <text:p text:style-name="Standard"/>
      <text:p text:style-name="Standard"><text:tab/>Classes :</text:p>
      <text:list xml:id="list5276461062736524409" text:style-name="L3">
        <text:list-item>
          <text:p text:style-name="P4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10-07T15:25:59.56</meta:creation-date>
    <dc:date>2015-10-16T11:25:31.64</dc:date>
    <meta:editing-duration>PT53M7S</meta:editing-duration>
    <meta:editing-cycles>10</meta:editing-cycles>
    <meta:generator>OpenOffice/4.1.1$Win32 OpenOffice.org_project/411m6$Build-9775</meta:generator>
    <meta:document-statistic meta:table-count="0" meta:image-count="0" meta:object-count="0" meta:page-count="1" meta:paragraph-count="23" meta:word-count="204" meta:character-count="1240"/>
  </office:meta>
</office:document-meta>
</file>